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rg-Mouse_tata_batch-64_emb-32_rout-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artition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220284565446" calcext:value-type="float">
            <text:p>0,9262202846</text:p>
          </table:table-cell>
          <table:table-cell office:value-type="float" office:value="0.945736434108527" calcext:value-type="float">
            <text:p>0,9457364341</text:p>
          </table:table-cell>
          <table:table-cell office:value-type="float" office:value="0.968253968253968" calcext:value-type="float">
            <text:p>0,9682539683</text:p>
          </table:table-cell>
          <table:table-cell office:value-type="float" office:value="0.971671388101983" calcext:value-type="float">
            <text:p>0,9716713881</text:p>
          </table:table-cell>
          <table:table-cell office:value-type="float" office:value="0.970772442588726" calcext:value-type="float">
            <text:p>0,9707724426</text:p>
          </table:table-cell>
          <table:table-cell office:value-type="float" office:value="0.924242424242424" calcext:value-type="float">
            <text:p>0,924242424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912484132113" calcext:value-type="float">
            <text:p>0,9469124841</text:p>
          </table:table-cell>
          <table:table-cell office:value-type="float" office:value="0.9609375" calcext:value-type="float">
            <text:p>0,9609375</text:p>
          </table:table-cell>
          <table:table-cell office:value-type="float" office:value="0.976190476190476" calcext:value-type="float">
            <text:p>0,9761904762</text:p>
          </table:table-cell>
          <table:table-cell office:value-type="float" office:value="0.980169971671388" calcext:value-type="float">
            <text:p>0,9801699717</text:p>
          </table:table-cell>
          <table:table-cell office:value-type="float" office:value="0.979123173277662" calcext:value-type="float">
            <text:p>0,9791231733</text:p>
          </table:table-cell>
          <table:table-cell office:value-type="float" office:value="0.946153846153846" calcext:value-type="float">
            <text:p>0,946153846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11538962648541" calcext:value-type="float">
            <text:p>0,9115389626</text:p>
          </table:table-cell>
          <table:table-cell office:value-type="float" office:value="0.934865900383142" calcext:value-type="float">
            <text:p>0,9348659004</text:p>
          </table:table-cell>
          <table:table-cell office:value-type="float" office:value="0.968253968253968" calcext:value-type="float">
            <text:p>0,9682539683</text:p>
          </table:table-cell>
          <table:table-cell office:value-type="float" office:value="0.963172804532578" calcext:value-type="float">
            <text:p>0,9631728045</text:p>
          </table:table-cell>
          <table:table-cell office:value-type="float" office:value="0.964509394572025" calcext:value-type="float">
            <text:p>0,9645093946</text:p>
          </table:table-cell>
          <table:table-cell office:value-type="float" office:value="0.903703703703703" calcext:value-type="float">
            <text:p>0,9037037037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18211330035328" calcext:value-type="float">
            <text:p>0,91821133</text:p>
          </table:table-cell>
          <table:table-cell office:value-type="float" office:value="0.939393939393939" calcext:value-type="float">
            <text:p>0,9393939394</text:p>
          </table:table-cell>
          <table:table-cell office:value-type="float" office:value="0.984126984126984" calcext:value-type="float">
            <text:p>0,9841269841</text:p>
          </table:table-cell>
          <table:table-cell office:value-type="float" office:value="0.960339943342776" calcext:value-type="float">
            <text:p>0,9603399433</text:p>
          </table:table-cell>
          <table:table-cell office:value-type="float" office:value="0.966597077244259" calcext:value-type="float">
            <text:p>0,9665970772</text:p>
          </table:table-cell>
          <table:table-cell office:value-type="float" office:value="0.898550724637681" calcext:value-type="float">
            <text:p>0,898550724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19961592488298" calcext:value-type="float">
            <text:p>0,9199615925</text:p>
          </table:table-cell>
          <table:table-cell office:value-type="float" office:value="0.941176470588235" calcext:value-type="float">
            <text:p>0,9411764706</text:p>
          </table:table-cell>
          <table:table-cell office:value-type="float" office:value="0.952380952380952" calcext:value-type="float">
            <text:p>0,9523809524</text:p>
          </table:table-cell>
          <table:table-cell office:value-type="float" office:value="0.974504249291785" calcext:value-type="float">
            <text:p>0,9745042493</text:p>
          </table:table-cell>
          <table:table-cell office:value-type="float" office:value="0.968684759916493" calcext:value-type="float">
            <text:p>0,9686847599</text:p>
          </table:table-cell>
          <table:table-cell office:value-type="float" office:value="0.930232558139535" calcext:value-type="float">
            <text:p>0,9302325581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" table:formula="of:=AVERAGE([.C2:.C6])" office:value-type="float" office:value="0.924568930773945" calcext:value-type="float">
            <text:p>0,92</text:p>
          </table:table-cell>
          <table:table-cell table:style-name="ce1" table:formula="of:=AVERAGE([.D2:.D6])" office:value-type="float" office:value="0.944422048894769" calcext:value-type="float">
            <text:p>0,94</text:p>
          </table:table-cell>
          <table:table-cell table:style-name="ce1" table:formula="of:=AVERAGE([.E2:.E6])" office:value-type="float" office:value="0.96984126984127" calcext:value-type="float">
            <text:p>0,97</text:p>
          </table:table-cell>
          <table:table-cell table:style-name="ce1" table:formula="of:=AVERAGE([.F2:.F6])" office:value-type="float" office:value="0.969971671388102" calcext:value-type="float">
            <text:p>0,97</text:p>
          </table:table-cell>
          <table:table-cell table:style-name="ce1" table:formula="of:=AVERAGE([.G2:.G6])" office:value-type="float" office:value="0.969937369519833" calcext:value-type="float">
            <text:p>0,97</text:p>
          </table:table-cell>
          <table:table-cell table:style-name="ce1" table:formula="of:=AVERAGE([.H2:.H6])" office:value-type="float" office:value="0.920576651375438" calcext:value-type="float">
            <text:p>0,92</text:p>
          </table:table-cell>
          <table:table-cell table:style-name="ce2" table:formula="of:=AVERAGE([.I2:.I6])" office:value-type="float" office:value="122.2" calcext:value-type="float">
            <text:p>122,2</text:p>
          </table:table-cell>
          <table:table-cell table:style-name="ce2" table:formula="of:=AVERAGE([.J2:.J6])" office:value-type="float" office:value="10.6" calcext:value-type="float">
            <text:p>10,6</text:p>
          </table:table-cell>
          <table:table-cell table:style-name="ce2" table:formula="of:=AVERAGE([.K2:.K6])" office:value-type="float" office:value="342.4" calcext:value-type="float">
            <text:p>342,4</text:p>
          </table:table-cell>
          <table:table-cell table:style-name="ce2" table:formula="of:=AVERAGE([.L2:.L6])" office:value-type="float" office:value="3.8" calcext:value-type="float">
            <text:p>3,8</text:p>
          </table:table-cell>
        </table:table-row>
        <table:table-row table:style-name="ro1">
          <table:table-cell table:number-columns-repeated="2"/>
          <table:table-cell table:style-name="ce1" table:formula="of:=STDEV([.C2:.C6])" office:value-type="float" office:value="0.0135405693066528" calcext:value-type="float">
            <text:p>0,01</text:p>
          </table:table-cell>
          <table:table-cell table:style-name="ce1" table:formula="of:=STDEV([.D2:.D6])" office:value-type="float" office:value="0.0100202716002596" calcext:value-type="float">
            <text:p>0,01</text:p>
          </table:table-cell>
          <table:table-cell table:style-name="ce1" table:formula="of:=STDEV([.E2:.E6])" office:value-type="float" office:value="0.0117717436303105" calcext:value-type="float">
            <text:p>0,01</text:p>
          </table:table-cell>
          <table:table-cell table:style-name="ce1" table:formula="of:=STDEV([.F2:.F6])" office:value-type="float" office:value="0.00816139393251438" calcext:value-type="float">
            <text:p>0,01</text:p>
          </table:table-cell>
          <table:table-cell table:style-name="ce1" table:formula="of:=STDEV([.G2:.G6])" office:value-type="float" office:value="0.00564060796914659" calcext:value-type="float">
            <text:p>0,01</text:p>
          </table:table-cell>
          <table:table-cell table:style-name="ce1" table:formula="of:=STDEV([.H2:.H6])" office:value-type="float" office:value="0.0195621134509541" calcext:value-type="float">
            <text:p>0,02</text:p>
          </table:table-cell>
          <table:table-cell table:style-name="ce2" table:formula="of:=STDEV([.I2:.I6])" office:value-type="float" office:value="1.48323969741913" calcext:value-type="float">
            <text:p>1,4832396974</text:p>
          </table:table-cell>
          <table:table-cell table:style-name="ce2" table:formula="of:=STDEV([.J2:.J6])" office:value-type="float" office:value="2.88097205817759" calcext:value-type="float">
            <text:p>2,8809720582</text:p>
          </table:table-cell>
          <table:table-cell table:style-name="ce2" table:formula="of:=STDEV([.K2:.K6])" office:value-type="float" office:value="2.88097205817759" calcext:value-type="float">
            <text:p>2,8809720582</text:p>
          </table:table-cell>
          <table:table-cell table:style-name="ce2" table:formula="of:=STDEV([.L2:.L6])" office:value-type="float" office:value="1.48323969741913" calcext:value-type="float">
            <text:p>1,4832396974</text:p>
          </table:table-cell>
        </table:table-row>
        <table:table-row table:style-name="ro1">
          <table:table-cell table:number-columns-repeated="2"/>
          <table:table-cell table:style-name="ce1" table:formula="of:=MAX([.C2:.C6])" office:value-type="float" office:value="0.946912484132113" calcext:value-type="float">
            <text:p>0,95</text:p>
          </table:table-cell>
          <table:table-cell table:style-name="ce1" table:formula="of:=MAX([.D2:.D6])" office:value-type="float" office:value="0.9609375" calcext:value-type="float">
            <text:p>0,96</text:p>
          </table:table-cell>
          <table:table-cell table:style-name="ce1" table:formula="of:=MAX([.E2:.E6])" office:value-type="float" office:value="0.984126984126984" calcext:value-type="float">
            <text:p>0,98</text:p>
          </table:table-cell>
          <table:table-cell table:style-name="ce1" table:formula="of:=MAX([.F2:.F6])" office:value-type="float" office:value="0.980169971671388" calcext:value-type="float">
            <text:p>0,98</text:p>
          </table:table-cell>
          <table:table-cell table:style-name="ce1" table:formula="of:=MAX([.G2:.G6])" office:value-type="float" office:value="0.979123173277662" calcext:value-type="float">
            <text:p>0,98</text:p>
          </table:table-cell>
          <table:table-cell table:style-name="ce1" table:formula="of:=MAX([.H2:.H6])" office:value-type="float" office:value="0.946153846153846" calcext:value-type="float">
            <text:p>0,95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5:55:00.544093946</dc:date>
    <meta:editing-duration>PT2M41S</meta:editing-duration>
    <meta:editing-cycles>1</meta:editing-cycles>
    <meta:document-statistic meta:table-count="1" meta:cell-count="97" meta:object-count="0"/>
    <meta:generator>LibreOffice/5.1.6.2$Linux_X86_64 LibreOffice_project/10m0$Build-2</meta:generator>
  </office:meta>
</office:document-meta>
</file>